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6" style:family="table-cell" style:parent-style-name="Default">
      <style:text-properties fo:color="#000000" fo:font-weight="normal" style:font-weight-asian="normal" style:font-weight-complex="normal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  <style:text-properties fo:color="#000000"/>
    </style:style>
    <style:style style:name="ce23" style:family="table-cell" style:parent-style-name="Default">
      <style:table-cell-properties fo:background-color="#ce181e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46fc00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00ff4a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0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NSORS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i2c bus scanner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tect BME280. 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tect DS3231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Detect </text:span> OLED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Detect </text:span> MPU6050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Detect hmc5883l <text:s/>магнітометр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Detect <text:span text:style-name="T2">ms5611</text:span></text:p>
          </table:table-cell>
          <table:table-cell table:style-name="ce20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Detect <text:span text:style-name="T2">apds9960</text:span></text:p>
          </table:table-cell>
          <table:table-cell table:style-name="ce25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d and save data from BME280 in main data structure (T, H and P)</text:p>
          </table:table-cell>
          <table:table-cell table:style-name="ce25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d and save data from MPU6050 in main data structure (acce X,Y,Z and gyro X,Y and Z)</text:p>
          </table:table-cell>
          <table:table-cell table:style-name="ce1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14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data from AM2302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Add initiation senoor on Sensors on LCD</text:p>
          </table:table-cell>
          <table:table-cell table:style-name="ce15"/>
          <table:table-cell table:number-columns-repeated="6"/>
        </table:table-row>
        <table:table-row table:style-name="ro1">
          <table:table-cell table:number-columns-repeated="2"/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Print data on OL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time from DS323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time on OL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set function for clock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19:48:21.563503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5-29T15:55:19.609026243</dc:date>
    <meta:editing-duration>P19DT21H26M26S</meta:editing-duration>
    <meta:editing-cycles>82</meta:editing-cycles>
    <meta:document-statistic meta:table-count="1" meta:cell-count="137" meta:object-count="0"/>
  </office:meta>
</office:document-meta>
</file>